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loext:graphic-properties draw:fill="solid" draw:fill-color="#1f1f1f"/>
      <style:paragraph-properties fo:margin-top="0.1665in" fo:margin-bottom="0.1665in" loext:contextual-spacing="false" fo:line-height="100%" fo:background-color="#1f1f1f"/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P3" style:family="paragraph" style:parent-style-name="Standard">
      <style:paragraph-properties fo:margin-top="0.1665in" fo:margin-bottom="0.1665in" loext:contextual-spacing="false" fo:line-height="100%"/>
      <style:text-properties fo:color="#188038" style:font-name="Roboto Mono" style:font-name-asian="Roboto Mono1" style:font-name-complex="Roboto Mono1"/>
    </style:style>
    <style:style style:name="P4" style:family="paragraph" style:parent-style-name="Standard">
      <style:paragraph-properties fo:margin-top="0.1665in" fo:margin-bottom="0.1665in" loext:contextual-spacing="false" fo:line-height="100%"/>
      <style:text-properties fo:color="#000000" fo:font-size="13pt" fo:font-weight="bold" style:font-size-asian="13pt" style:font-weight-asian="bold" style:font-size-complex="13pt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>
      <loext:graphic-properties draw:fill="solid" draw:fill-color="#1f1f1f"/>
      <style:paragraph-properties fo:margin-top="0in" fo:margin-bottom="0in" loext:contextual-spacing="false" fo:line-height="100%" fo:background-color="#1f1f1f"/>
    </style:style>
    <style:style style:name="P9" style:family="paragraph" style:parent-style-name="Standard">
      <loext:graphic-properties draw:fill="solid" draw:fill-color="#1f1f1f"/>
      <style:paragraph-properties fo:margin-top="0in" fo:margin-bottom="0in" loext:contextual-spacing="false" fo:line-height="100%" fo:background-color="#1f1f1f"/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P10" style:family="paragraph" style:parent-style-name="Standard">
      <loext:graphic-properties draw:fill="solid" draw:fill-color="#1f1f1f"/>
      <style:paragraph-properties fo:margin-top="0in" fo:margin-bottom="0in" loext:contextual-spacing="false" fo:line-height="135%" fo:background-color="#1f1f1f"/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P11" style:family="paragraph" style:parent-style-name="Standard">
      <loext:graphic-properties draw:fill="solid" draw:fill-color="#1f1f1f"/>
      <style:paragraph-properties fo:margin-top="0in" fo:margin-bottom="0in" loext:contextual-spacing="false" fo:line-height="135%" fo:background-color="#1f1f1f"/>
    </style:style>
    <style:style style:name="P12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3" style:family="paragraph" style:parent-style-name="Heading_20_3">
      <style:paragraph-properties fo:margin-top="0.1945in" fo:margin-bottom="0.0555in" loext:contextual-spacing="false" fo:line-height="100%" fo:keep-together="auto" fo:break-before="page" fo:keep-with-next="auto"/>
    </style:style>
    <style:style style:name="P1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5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fo:font-size="13pt" fo:font-weight="bold" style:font-size-asian="13pt" style:font-weight-asian="bold" style:font-size-complex="13pt"/>
    </style:style>
    <style:style style:name="T4" style:family="text">
      <style:text-properties fo:color="#c586c0" style:font-name="Consolas" fo:font-size="10.5pt" style:font-name-asian="Consolas1" style:font-size-asian="10.5pt" style:font-name-complex="Consolas1" style:font-size-complex="10.5pt"/>
    </style:style>
    <style:style style:name="T5" style:family="text"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T6" style:family="text">
      <style:text-properties fo:color="#4ec9b0" style:font-name="Consolas" fo:font-size="10.5pt" style:font-name-asian="Consolas1" style:font-size-asian="10.5pt" style:font-name-complex="Consolas1" style:font-size-complex="10.5pt"/>
    </style:style>
    <style:style style:name="T7" style:family="text">
      <style:text-properties fo:color="#dcdcaa" style:font-name="Consolas" fo:font-size="10.5pt" style:font-name-asian="Consolas1" style:font-size-asian="10.5pt" style:font-name-complex="Consolas1" style:font-size-complex="10.5pt"/>
    </style:style>
    <style:style style:name="T8" style:family="text"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T9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10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b5cea8" style:font-name="Consolas" fo:font-size="10.5pt" style:font-name-asian="Consolas1" style:font-size-asian="10.5pt" style:font-name-complex="Consolas1" style:font-size-complex="10.5pt"/>
    </style:style>
    <style:style style:name="T12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13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nhvt9eh9f8hm"/><text:span text:style-name="T1">🏆 Тема: Автоматизоване керування смарт-будинком 🏠💡</text:span></text:p>
      <text:p text:style-name="P1">👥 <text:span text:style-name="T2">Для всіх трьох груп (Data Science, Cybersecurity, Python Dev)<text:line-break/></text:span> 💡 <text:span text:style-name="T2">Суть</text:span>: Кожен отримає свою частину проєкту, але всі вони інтегруються разом у систему керування <text:span text:style-name="T2">розумним будинком</text:span>.</text:p>
      <text:p text:style-name="P12"><text:bookmark text:name="_jo992zyrgmln"/><text:span text:style-name="T3">🔧 Що потрібно зробити?</text:span></text:p>
      <text:list xml:id="list1185272738" text:style-name="WWNum1">
        <text:list-item>
          <text:p text:style-name="P5"><text:span text:style-name="T2">Data Science</text:span> 🤖🔍 → Оптимізація роботи освітлення за активністю мешканців.<text:line-break/></text:p>
        </text:list-item>
        <text:list-item>
          <text:p text:style-name="P6"><text:span text:style-name="T2">Cybersecurity</text:span> 🔐🛡️ → Перевірка підозрілих підключень до смарт-системи.<text:line-break/></text:p>
        </text:list-item>
        <text:list-item>
          <text:p text:style-name="P7"><text:span text:style-name="T2">Python Dev</text:span> 🛠️💾 → Система запису та збереження історії дій у БД.<text:line-break/></text:p>
        </text:list-item>
      </text:list>
      <text:p text:style-name="P14"><text:bookmark text:name="_xpcwwbqz3uk0"/><text:span text:style-name="T1">🔥 Основний код (смарт-будинок з датчиками)</text:span></text:p>
      <text:p text:style-name="P8"><text:span text:style-name="T4">from</text:span><text:span text:style-name="T5"> </text:span><text:span text:style-name="T6">abc</text:span><text:span text:style-name="T5"> </text:span><text:span text:style-name="T4">import</text:span><text:span text:style-name="T5"> </text:span><text:span text:style-name="T6">ABC</text:span><text:span text:style-name="T5">, </text:span><text:span text:style-name="T7">abstractmethod</text:span></text:p>
      <text:p text:style-name="P8"><text:span text:style-name="T4">import</text:span><text:span text:style-name="T5"> </text:span><text:span text:style-name="T6">random</text:span></text:p>
      <text:p text:style-name="P8"><text:span text:style-name="T4">import</text:span><text:span text:style-name="T5"> </text:span><text:span text:style-name="T6">time</text:span></text:p>
      <text:p text:style-name="P9"/>
      <text:p text:style-name="P8"><text:span text:style-name="T8"># Абстрактний клас датчиків</text:span></text:p>
      <text:p text:style-name="P8"><text:span text:style-name="T9">class</text:span><text:span text:style-name="T5"> </text:span><text:span text:style-name="T6">Sensor</text:span><text:span text:style-name="T5">(</text:span><text:span text:style-name="T6">ABC</text:span><text:span text:style-name="T5">):</text:span></text:p>
      <text:p text:style-name="P8"><text:span text:style-name="T5"><text:s text:c="4"/></text:span><text:span text:style-name="T7">@abstractmethod</text:span></text:p>
      <text:p text:style-name="P8"><text:span text:style-name="T5"><text:s text:c="4"/></text:span><text:span text:style-name="T9">def</text:span><text:span text:style-name="T5"> </text:span><text:span text:style-name="T7">read_value</text:span><text:span text:style-name="T5">(</text:span><text:span text:style-name="T10">self</text:span><text:span text:style-name="T5">):</text:span></text:p>
      <text:p text:style-name="P8"><text:span text:style-name="T5"><text:s text:c="8"/></text:span><text:span text:style-name="T4">pass</text:span></text:p>
      <text:p text:style-name="P9"/>
      <text:p text:style-name="P8"><text:span text:style-name="T8"># Датчик руху</text:span></text:p>
      <text:p text:style-name="P8"><text:span text:style-name="T9">class</text:span><text:span text:style-name="T5"> </text:span><text:span text:style-name="T6">MotionSensor</text:span><text:span text:style-name="T5">(</text:span><text:span text:style-name="T6">Sensor</text:span><text:span text:style-name="T5">):</text:span></text:p>
      <text:p text:style-name="P8"><text:span text:style-name="T5"><text:s text:c="4"/></text:span><text:span text:style-name="T9">def</text:span><text:span text:style-name="T5"> </text:span><text:span text:style-name="T7">read_value</text:span><text:span text:style-name="T5">(</text:span><text:span text:style-name="T10">self</text:span><text:span text:style-name="T5">):</text:span></text:p>
      <text:p text:style-name="P8"><text:soft-page-break/><text:span text:style-name="T5"><text:s text:c="8"/></text:span><text:span text:style-name="T4">return</text:span><text:span text:style-name="T5"> </text:span><text:span text:style-name="T6">random</text:span><text:span text:style-name="T5">.</text:span><text:span text:style-name="T10">choice</text:span><text:span text:style-name="T5">([</text:span><text:span text:style-name="T9">True</text:span><text:span text:style-name="T5">, </text:span><text:span text:style-name="T9">False</text:span><text:span text:style-name="T5">]) <text:s/></text:span><text:span text:style-name="T8"># Випадково рух є або немає</text:span></text:p>
      <text:p text:style-name="P9"/>
      <text:p text:style-name="P8"><text:span text:style-name="T8"># Датчик освітлення</text:span></text:p>
      <text:p text:style-name="P8"><text:span text:style-name="T9">class</text:span><text:span text:style-name="T5"> </text:span><text:span text:style-name="T6">LightSensor</text:span><text:span text:style-name="T5">(</text:span><text:span text:style-name="T6">Sensor</text:span><text:span text:style-name="T5">):</text:span></text:p>
      <text:p text:style-name="P8"><text:span text:style-name="T5"><text:s text:c="4"/></text:span><text:span text:style-name="T9">def</text:span><text:span text:style-name="T5"> </text:span><text:span text:style-name="T7">read_value</text:span><text:span text:style-name="T5">(</text:span><text:span text:style-name="T10">self</text:span><text:span text:style-name="T5">):</text:span></text:p>
      <text:p text:style-name="P8"><text:span text:style-name="T5"><text:s text:c="8"/></text:span><text:span text:style-name="T4">return</text:span><text:span text:style-name="T5"> </text:span><text:span text:style-name="T6">random</text:span><text:span text:style-name="T5">.</text:span><text:span text:style-name="T10">randint</text:span><text:span text:style-name="T5">(</text:span><text:span text:style-name="T11">0</text:span><text:span text:style-name="T5">, </text:span><text:span text:style-name="T11">100</text:span><text:span text:style-name="T5">) <text:s/></text:span><text:span text:style-name="T8"># Освітлення в %</text:span></text:p>
      <text:p text:style-name="P9"/>
      <text:p text:style-name="P8"><text:span text:style-name="T8"># Клас керування світлом</text:span></text:p>
      <text:p text:style-name="P8"><text:span text:style-name="T9">class</text:span><text:span text:style-name="T5"> </text:span><text:span text:style-name="T6">SmartLight</text:span><text:span text:style-name="T5">:</text:span></text:p>
      <text:p text:style-name="P8"><text:span text:style-name="T5"><text:s text:c="4"/></text:span><text:span text:style-name="T9">def</text:span><text:span text:style-name="T5"> </text:span><text:span text:style-name="T7">__init__</text:span><text:span text:style-name="T5">(</text:span><text:span text:style-name="T10">self</text:span><text:span text:style-name="T5">, </text:span><text:span text:style-name="T10">motion_sensor</text:span><text:span text:style-name="T5">, </text:span><text:span text:style-name="T10">light_sensor</text:span><text:span text:style-name="T5">):</text:span></text:p>
      <text:p text:style-name="P8"><text:span text:style-name="T5"><text:s text:c="8"/></text:span><text:span text:style-name="T10">self</text:span><text:span text:style-name="T5">.</text:span><text:span text:style-name="T10">motion_sensor</text:span><text:span text:style-name="T5"> </text:span><text:span text:style-name="T12">=</text:span><text:span text:style-name="T5"> </text:span><text:span text:style-name="T10">motion_sensor</text:span></text:p>
      <text:p text:style-name="P8"><text:span text:style-name="T5"><text:s text:c="8"/></text:span><text:span text:style-name="T10">self</text:span><text:span text:style-name="T5">.</text:span><text:span text:style-name="T10">light_sensor</text:span><text:span text:style-name="T5"> </text:span><text:span text:style-name="T12">=</text:span><text:span text:style-name="T5"> </text:span><text:span text:style-name="T10">light_sensor</text:span></text:p>
      <text:p text:style-name="P8"><text:span text:style-name="T5"><text:s text:c="8"/></text:span><text:span text:style-name="T10">self</text:span><text:span text:style-name="T5">.</text:span><text:span text:style-name="T10">is_on</text:span><text:span text:style-name="T5"> </text:span><text:span text:style-name="T12">=</text:span><text:span text:style-name="T5"> </text:span><text:span text:style-name="T9">False</text:span></text:p>
      <text:p text:style-name="P9"/>
      <text:p text:style-name="P8"><text:span text:style-name="T5"><text:s text:c="4"/></text:span><text:span text:style-name="T9">def</text:span><text:span text:style-name="T5"> </text:span><text:span text:style-name="T7">update</text:span><text:span text:style-name="T5">(</text:span><text:span text:style-name="T10">self</text:span><text:span text:style-name="T5">):</text:span></text:p>
      <text:p text:style-name="P8"><text:span text:style-name="T5"><text:s text:c="8"/></text:span><text:span text:style-name="T10">motion</text:span><text:span text:style-name="T5"> </text:span><text:span text:style-name="T12">=</text:span><text:span text:style-name="T5"> </text:span><text:span text:style-name="T10">self</text:span><text:span text:style-name="T5">.</text:span><text:span text:style-name="T10">motion_sensor</text:span><text:span text:style-name="T5">.read_value()</text:span></text:p>
      <text:p text:style-name="P8"><text:span text:style-name="T5"><text:s text:c="8"/></text:span><text:span text:style-name="T10">light_level</text:span><text:span text:style-name="T5"> </text:span><text:span text:style-name="T12">=</text:span><text:span text:style-name="T5"> </text:span><text:span text:style-name="T10">self</text:span><text:span text:style-name="T5">.</text:span><text:span text:style-name="T10">light_sensor</text:span><text:span text:style-name="T5">.read_value()</text:span></text:p>
      <text:p text:style-name="P9"/>
      <text:p text:style-name="P8"><text:span text:style-name="T5"><text:s text:c="8"/></text:span><text:span text:style-name="T4">if</text:span><text:span text:style-name="T5"> </text:span><text:span text:style-name="T10">motion</text:span><text:span text:style-name="T5"> </text:span><text:span text:style-name="T9">and</text:span><text:span text:style-name="T5"> </text:span><text:span text:style-name="T10">light_level</text:span><text:span text:style-name="T5"> </text:span><text:span text:style-name="T12">&lt;</text:span><text:span text:style-name="T5"> </text:span><text:span text:style-name="T11">30</text:span><text:span text:style-name="T5">: <text:s/></text:span><text:span text:style-name="T8"># Якщо є рух і темно</text:span></text:p>
      <text:p text:style-name="P8"><text:span text:style-name="T5"><text:s text:c="12"/></text:span><text:span text:style-name="T10">self</text:span><text:span text:style-name="T5">.</text:span><text:span text:style-name="T10">is_on</text:span><text:span text:style-name="T5"> </text:span><text:span text:style-name="T12">=</text:span><text:span text:style-name="T5"> </text:span><text:span text:style-name="T9">True</text:span></text:p>
      <text:p text:style-name="P8"><text:span text:style-name="T5"><text:s text:c="8"/></text:span><text:span text:style-name="T4">else</text:span><text:span text:style-name="T5">:</text:span></text:p>
      <text:p text:style-name="P8"><text:soft-page-break/><text:span text:style-name="T5"><text:s text:c="12"/></text:span><text:span text:style-name="T10">self</text:span><text:span text:style-name="T5">.</text:span><text:span text:style-name="T10">is_on</text:span><text:span text:style-name="T5"> </text:span><text:span text:style-name="T12">=</text:span><text:span text:style-name="T5"> </text:span><text:span text:style-name="T9">False</text:span></text:p>
      <text:p text:style-name="P9"/>
      <text:p text:style-name="P8"><text:span text:style-name="T5"><text:s text:c="8"/></text:span><text:span text:style-name="T7">print</text:span><text:span text:style-name="T5">(</text:span><text:span text:style-name="T9">f</text:span><text:span text:style-name="T13">"💡 Light </text:span><text:span text:style-name="T9">{</text:span><text:span text:style-name="T13">'ON'</text:span><text:span text:style-name="T5"> </text:span><text:span text:style-name="T4">if</text:span><text:span text:style-name="T5"> </text:span><text:span text:style-name="T10">self</text:span><text:span text:style-name="T5">.</text:span><text:span text:style-name="T10">is_on</text:span><text:span text:style-name="T5"> </text:span><text:span text:style-name="T4">else</text:span><text:span text:style-name="T5"> </text:span><text:span text:style-name="T13">'OFF'</text:span><text:span text:style-name="T9">}</text:span><text:span text:style-name="T13"> (Motion: </text:span><text:span text:style-name="T9">{</text:span><text:span text:style-name="T10">motion</text:span><text:span text:style-name="T9">}</text:span><text:span text:style-name="T13">, Light level: </text:span><text:span text:style-name="T9">{</text:span><text:span text:style-name="T10">light_level</text:span><text:span text:style-name="T9">}</text:span><text:span text:style-name="T13">%)"</text:span><text:span text:style-name="T5">)</text:span></text:p>
      <text:p text:style-name="P9"/>
      <text:p text:style-name="P8"><text:span text:style-name="T4">if</text:span><text:span text:style-name="T5"> </text:span><text:span text:style-name="T10">__name__</text:span><text:span text:style-name="T5"> </text:span><text:span text:style-name="T12">==</text:span><text:span text:style-name="T5"> </text:span><text:span text:style-name="T13">"__main__"</text:span><text:span text:style-name="T5">:</text:span></text:p>
      <text:p text:style-name="P8"><text:span text:style-name="T5"><text:s text:c="4"/></text:span><text:span text:style-name="T10">motion_sensor</text:span><text:span text:style-name="T5"> </text:span><text:span text:style-name="T12">=</text:span><text:span text:style-name="T5"> </text:span><text:span text:style-name="T6">MotionSensor</text:span><text:span text:style-name="T5">()</text:span></text:p>
      <text:p text:style-name="P8"><text:span text:style-name="T5"><text:s text:c="4"/></text:span><text:span text:style-name="T10">light_sensor</text:span><text:span text:style-name="T5"> </text:span><text:span text:style-name="T12">=</text:span><text:span text:style-name="T5"> </text:span><text:span text:style-name="T6">LightSensor</text:span><text:span text:style-name="T5">()</text:span></text:p>
      <text:p text:style-name="P8"><text:span text:style-name="T5"><text:s text:c="4"/></text:span><text:span text:style-name="T10">smart_light</text:span><text:span text:style-name="T5"> </text:span><text:span text:style-name="T12">=</text:span><text:span text:style-name="T5"> </text:span><text:span text:style-name="T6">SmartLight</text:span><text:span text:style-name="T5">(</text:span><text:span text:style-name="T10">motion_sensor</text:span><text:span text:style-name="T5">, </text:span><text:span text:style-name="T10">light_sensor</text:span><text:span text:style-name="T5">)</text:span></text:p>
      <text:p text:style-name="P9"/>
      <text:p text:style-name="P8"><text:span text:style-name="T5"><text:s text:c="4"/></text:span><text:span text:style-name="T4">for</text:span><text:span text:style-name="T5"> </text:span><text:span text:style-name="T10">_</text:span><text:span text:style-name="T5"> </text:span><text:span text:style-name="T4">in</text:span><text:span text:style-name="T5"> </text:span><text:span text:style-name="T6">range</text:span><text:span text:style-name="T5">(</text:span><text:span text:style-name="T11">10</text:span><text:span text:style-name="T5">): <text:s/></text:span><text:span text:style-name="T8"># Емуляція 10 оновлень стану</text:span></text:p>
      <text:p text:style-name="P8"><text:span text:style-name="T5"><text:s text:c="8"/></text:span><text:span text:style-name="T10">smart_light</text:span><text:span text:style-name="T5">.</text:span><text:span text:style-name="T7">update</text:span><text:span text:style-name="T5">()</text:span></text:p>
      <text:p text:style-name="P8"><text:span text:style-name="T5"><text:s text:c="8"/></text:span><text:span text:style-name="T6">time</text:span><text:span text:style-name="T5">.</text:span><text:span text:style-name="T7">sleep</text:span><text:span text:style-name="T5">(</text:span><text:span text:style-name="T11">1</text:span><text:span text:style-name="T5">)</text:span></text:p>
      <text:p text:style-name="P2"/>
      <text:p text:style-name="P3"/>
      <text:p text:style-name="P12"><text:bookmark text:name="_4cn6bylxf1d"/><text:span text:style-name="T3">✅ Як це використати для різних груп?</text:span></text:p>
      <text:p text:style-name="P1">1️⃣ <text:span text:style-name="T2">Data Science</text:span> → Додати <text:span text:style-name="T2">аналіз трендів активності</text:span>, щоб прогнозувати оптимальний час увімкнення світла (наприклад, за історією використання).</text:p>
      <text:p text:style-name="P1">2️⃣ <text:span text:style-name="T2">Cybersecurity</text:span> → Перевіряти <text:span text:style-name="T2">незвичайну активність датчиків</text:span> (наприклад, багато спрацьовувань уночі може вказувати на вторгнення).</text:p>
      <text:p text:style-name="P1">3️⃣ <text:span text:style-name="T2">Python Dev</text:span> → Зберігати <text:span text:style-name="T2">історію спрацьовувань</text:span> у базі даних SQLite або файлі.</text:p>
      <text:p text:style-name="P1"><draw:rect text:anchor-type="as-char" style:rel-width="100%" draw:z-index="0" draw:style-name="gr1" draw:text-style-name="P16" svg:width="0.0012in" svg:height="0.0213in"><text:p/></draw:rect></text:p>
      <text:p text:style-name="P12"><text:bookmark text:name="_22f2qcnocr9k"/><text:span text:style-name="T3">📌 Доповнення для Data Science</text:span></text:p>
      <text:p text:style-name="P1"><text:span text:style-name="T2">Аналіз активності мешканців за даними датчиків</text:span></text:p>
      <text:p text:style-name="P8"><text:soft-page-break/><text:span text:style-name="T4">from</text:span><text:span text:style-name="T5"> </text:span><text:span text:style-name="T6">collections</text:span><text:span text:style-name="T5"> </text:span><text:span text:style-name="T4">import</text:span><text:span text:style-name="T5"> </text:span><text:span text:style-name="T6">Counter</text:span></text:p>
      <text:p text:style-name="P8"><text:span text:style-name="T4">import</text:span><text:span text:style-name="T5"> </text:span><text:span text:style-name="T6">random</text:span></text:p>
      <text:p text:style-name="P9"/>
      <text:p text:style-name="P8"><text:span text:style-name="T9">class</text:span><text:span text:style-name="T5"> </text:span><text:span text:style-name="T6">ActivityAnalyzer</text:span><text:span text:style-name="T5">:</text:span></text:p>
      <text:p text:style-name="P8"><text:span text:style-name="T5"><text:s text:c="4"/></text:span><text:span text:style-name="T9">def</text:span><text:span text:style-name="T5"> </text:span><text:span text:style-name="T7">__init__</text:span><text:span text:style-name="T5">(</text:span><text:span text:style-name="T10">self</text:span><text:span text:style-name="T5">):</text:span></text:p>
      <text:p text:style-name="P8"><text:span text:style-name="T5"><text:s text:c="8"/></text:span><text:span text:style-name="T10">self</text:span><text:span text:style-name="T5">.</text:span><text:span text:style-name="T10">history</text:span><text:span text:style-name="T5"> </text:span><text:span text:style-name="T12">=</text:span><text:span text:style-name="T5"> []</text:span></text:p>
      <text:p text:style-name="P9"/>
      <text:p text:style-name="P8"><text:span text:style-name="T5"><text:s text:c="4"/></text:span><text:span text:style-name="T9">def</text:span><text:span text:style-name="T5"> </text:span><text:span text:style-name="T7">record_activity</text:span><text:span text:style-name="T5">(</text:span><text:span text:style-name="T10">self</text:span><text:span text:style-name="T5">, </text:span><text:span text:style-name="T10">hour</text:span><text:span text:style-name="T5">):</text:span></text:p>
      <text:p text:style-name="P8"><text:span text:style-name="T5"><text:s text:c="8"/></text:span><text:span text:style-name="T10">self</text:span><text:span text:style-name="T5">.</text:span><text:span text:style-name="T10">history</text:span><text:span text:style-name="T5">.</text:span><text:span text:style-name="T7">append</text:span><text:span text:style-name="T5">(</text:span><text:span text:style-name="T10">hour</text:span><text:span text:style-name="T5">)</text:span></text:p>
      <text:p text:style-name="P9"/>
      <text:p text:style-name="P8"><text:span text:style-name="T5"><text:s text:c="4"/></text:span><text:span text:style-name="T9">def</text:span><text:span text:style-name="T5"> </text:span><text:span text:style-name="T7">analyze</text:span><text:span text:style-name="T5">(</text:span><text:span text:style-name="T10">self</text:span><text:span text:style-name="T5">):</text:span></text:p>
      <text:p text:style-name="P8"><text:span text:style-name="T5"><text:s text:c="8"/></text:span><text:span text:style-name="T10">counts</text:span><text:span text:style-name="T5"> </text:span><text:span text:style-name="T12">=</text:span><text:span text:style-name="T5"> </text:span><text:span text:style-name="T6">Counter</text:span><text:span text:style-name="T5">(</text:span><text:span text:style-name="T10">self</text:span><text:span text:style-name="T5">.</text:span><text:span text:style-name="T10">history</text:span><text:span text:style-name="T5">)</text:span></text:p>
      <text:p text:style-name="P8"><text:span text:style-name="T5"><text:s text:c="8"/></text:span><text:span text:style-name="T7">print</text:span><text:span text:style-name="T5">(</text:span><text:span text:style-name="T13">"📊 Активність мешканців по годинах:"</text:span><text:span text:style-name="T5">, </text:span><text:span text:style-name="T10">counts</text:span><text:span text:style-name="T5">)</text:span></text:p>
      <text:p text:style-name="P9"/>
      <text:p text:style-name="P8"><text:span text:style-name="T4">if</text:span><text:span text:style-name="T5"> </text:span><text:span text:style-name="T10">__name__</text:span><text:span text:style-name="T5"> </text:span><text:span text:style-name="T12">==</text:span><text:span text:style-name="T5"> </text:span><text:span text:style-name="T13">"__main__"</text:span><text:span text:style-name="T5">:</text:span></text:p>
      <text:p text:style-name="P8"><text:span text:style-name="T5"><text:s text:c="4"/></text:span><text:span text:style-name="T10">analyzer</text:span><text:span text:style-name="T5"> </text:span><text:span text:style-name="T12">=</text:span><text:span text:style-name="T5"> </text:span><text:span text:style-name="T6">ActivityAnalyzer</text:span><text:span text:style-name="T5">()</text:span></text:p>
      <text:p text:style-name="P8"><text:span text:style-name="T5"><text:s text:c="3"/></text:span></text:p>
      <text:p text:style-name="P8"><text:span text:style-name="T5"><text:s text:c="4"/></text:span><text:span text:style-name="T8"># Симуляція збору даних (100 спрацьовувань датчика руху)</text:span></text:p>
      <text:p text:style-name="P8"><text:span text:style-name="T5"><text:s text:c="4"/></text:span><text:span text:style-name="T4">for</text:span><text:span text:style-name="T5"> </text:span><text:span text:style-name="T10">_</text:span><text:span text:style-name="T5"> </text:span><text:span text:style-name="T4">in</text:span><text:span text:style-name="T5"> </text:span><text:span text:style-name="T6">range</text:span><text:span text:style-name="T5">(</text:span><text:span text:style-name="T11">100</text:span><text:span text:style-name="T5">):</text:span></text:p>
      <text:p text:style-name="P8"><text:span text:style-name="T5"><text:s text:c="8"/></text:span><text:span text:style-name="T10">analyzer</text:span><text:span text:style-name="T5">.</text:span><text:span text:style-name="T7">record_activity</text:span><text:span text:style-name="T5">(</text:span><text:span text:style-name="T6">random</text:span><text:span text:style-name="T5">.</text:span><text:span text:style-name="T10">randint</text:span><text:span text:style-name="T5">(</text:span><text:span text:style-name="T11">0</text:span><text:span text:style-name="T5">, </text:span><text:span text:style-name="T11">23</text:span><text:span text:style-name="T5">))</text:span></text:p>
      <text:p text:style-name="P9"/>
      <text:p text:style-name="P8"><text:soft-page-break/><text:span text:style-name="T5"><text:s text:c="4"/></text:span><text:span text:style-name="T10">analyzer</text:span><text:span text:style-name="T5">.</text:span><text:span text:style-name="T7">analyze</text:span><text:span text:style-name="T5">()</text:span></text:p>
      <text:p text:style-name="P12"><text:bookmark text:name="_f5xhgqtjlohx"/><text:span text:style-name="T3">🔐 Доповнення для Cybersecurity</text:span></text:p>
      <text:p text:style-name="P1"><text:span text:style-name="T2">Перевірка аномальної активності датчиків</text:span></text:p>
      <text:p text:style-name="P11"><text:span text:style-name="T9">class</text:span><text:span text:style-name="T5"> </text:span><text:span text:style-name="T6">SecurityMonitor</text:span><text:span text:style-name="T5">:</text:span></text:p>
      <text:p text:style-name="P11"><text:span text:style-name="T5"><text:s text:c="4"/></text:span><text:span text:style-name="T9">def</text:span><text:span text:style-name="T5"> </text:span><text:span text:style-name="T7">__init__</text:span><text:span text:style-name="T5">(</text:span><text:span text:style-name="T10">self</text:span><text:span text:style-name="T5">, </text:span><text:span text:style-name="T10">threshold</text:span><text:span text:style-name="T12">=</text:span><text:span text:style-name="T11">5</text:span><text:span text:style-name="T5">):</text:span></text:p>
      <text:p text:style-name="P11"><text:span text:style-name="T5"><text:s text:c="8"/></text:span><text:span text:style-name="T10">self</text:span><text:span text:style-name="T5">.</text:span><text:span text:style-name="T10">motion_events</text:span><text:span text:style-name="T5"> </text:span><text:span text:style-name="T12">=</text:span><text:span text:style-name="T5"> []</text:span></text:p>
      <text:p text:style-name="P10"/>
      <text:p text:style-name="P11"><text:span text:style-name="T5"><text:s text:c="4"/></text:span><text:span text:style-name="T9">def</text:span><text:span text:style-name="T5"> </text:span><text:span text:style-name="T7">detect_intrusion</text:span><text:span text:style-name="T5">(</text:span><text:span text:style-name="T10">self</text:span><text:span text:style-name="T5">, </text:span><text:span text:style-name="T10">time_stamp</text:span><text:span text:style-name="T5">):</text:span></text:p>
      <text:p text:style-name="P11"><text:span text:style-name="T5"><text:s text:c="8"/></text:span><text:span text:style-name="T10">self</text:span><text:span text:style-name="T5">.</text:span><text:span text:style-name="T10">motion_events</text:span><text:span text:style-name="T5">.</text:span><text:span text:style-name="T7">append</text:span><text:span text:style-name="T5">(</text:span><text:span text:style-name="T10">time_stamp</text:span><text:span text:style-name="T5">)</text:span></text:p>
      <text:p text:style-name="P11"><text:span text:style-name="T5"><text:s text:c="7"/></text:span></text:p>
      <text:p text:style-name="P11"><text:span text:style-name="T5"><text:s text:c="8"/></text:span><text:span text:style-name="T8"># Якщо більше 5 спрацьовувань за 10 хвилин — підозріло</text:span></text:p>
      <text:p text:style-name="P11"><text:span text:style-name="T5"><text:s text:c="8"/></text:span><text:span text:style-name="T10">recent_events</text:span><text:span text:style-name="T5"> </text:span><text:span text:style-name="T12">=</text:span><text:span text:style-name="T5"> [</text:span><text:span text:style-name="T10">t</text:span><text:span text:style-name="T5"> </text:span><text:span text:style-name="T4">for</text:span><text:span text:style-name="T5"> </text:span><text:span text:style-name="T10">t</text:span><text:span text:style-name="T5"> </text:span><text:span text:style-name="T4">in</text:span><text:span text:style-name="T5"> </text:span><text:span text:style-name="T10">self</text:span><text:span text:style-name="T5">.</text:span><text:span text:style-name="T10">motion_events</text:span><text:span text:style-name="T5"> </text:span><text:span text:style-name="T4">if</text:span><text:span text:style-name="T5"> </text:span><text:span text:style-name="T10">time_stamp</text:span><text:span text:style-name="T5"> </text:span><text:span text:style-name="T12">-</text:span><text:span text:style-name="T5"> </text:span><text:span text:style-name="T10">t</text:span><text:span text:style-name="T5"> </text:span><text:span text:style-name="T12">&lt;</text:span><text:span text:style-name="T5"> </text:span><text:span text:style-name="T11">600</text:span><text:span text:style-name="T5">]</text:span></text:p>
      <text:p text:style-name="P11"><text:span text:style-name="T5"><text:s text:c="8"/></text:span><text:span text:style-name="T4">if</text:span><text:span text:style-name="T5"> </text:span><text:span text:style-name="T7">len</text:span><text:span text:style-name="T5">(</text:span><text:span text:style-name="T10">recent_events</text:span><text:span text:style-name="T5">) </text:span><text:span text:style-name="T12">&gt;</text:span><text:span text:style-name="T5"> </text:span><text:span text:style-name="T11">5</text:span><text:span text:style-name="T5">:</text:span></text:p>
      <text:p text:style-name="P11"><text:span text:style-name="T5"><text:s text:c="12"/></text:span><text:span text:style-name="T7">print</text:span><text:span text:style-name="T5">(</text:span><text:span text:style-name="T13">"🚨 Підозріле вторгнення! Забагато руху!"</text:span><text:span text:style-name="T5">)</text:span></text:p>
      <text:p text:style-name="P11"><text:span text:style-name="T5"><text:s text:c="8"/></text:span><text:span text:style-name="T4">else</text:span><text:span text:style-name="T5">:</text:span></text:p>
      <text:p text:style-name="P11"><text:span text:style-name="T5"><text:s text:c="12"/></text:span><text:span text:style-name="T7">print</text:span><text:span text:style-name="T5">(</text:span><text:span text:style-name="T13">"✅ Все спокійно."</text:span><text:span text:style-name="T5">)</text:span></text:p>
      <text:p text:style-name="P10"/>
      <text:p text:style-name="P11"><text:span text:style-name="T4">if</text:span><text:span text:style-name="T5"> </text:span><text:span text:style-name="T10">__name__</text:span><text:span text:style-name="T5"> </text:span><text:span text:style-name="T12">==</text:span><text:span text:style-name="T5"> </text:span><text:span text:style-name="T13">"__main__"</text:span><text:span text:style-name="T5">:</text:span></text:p>
      <text:p text:style-name="P11"><text:span text:style-name="T5"><text:s text:c="4"/></text:span><text:span text:style-name="T10">monitor</text:span><text:span text:style-name="T5"> </text:span><text:span text:style-name="T12">=</text:span><text:span text:style-name="T5"> </text:span><text:span text:style-name="T6">SecurityMonitor</text:span><text:span text:style-name="T5">()</text:span></text:p>
      <text:p text:style-name="P11"><text:span text:style-name="T5"><text:s text:c="3"/></text:span></text:p>
      <text:p text:style-name="P11"><text:span text:style-name="T5"><text:s text:c="4"/></text:span><text:span text:style-name="T8"># Симуляція подій кожні 2 хвилини</text:span></text:p>
      <text:p text:style-name="P11"><text:soft-page-break/><text:span text:style-name="T5"><text:s text:c="4"/></text:span><text:span text:style-name="T4">for</text:span><text:span text:style-name="T5"> </text:span><text:span text:style-name="T10">t</text:span><text:span text:style-name="T5"> </text:span><text:span text:style-name="T4">in</text:span><text:span text:style-name="T5"> </text:span><text:span text:style-name="T6">range</text:span><text:span text:style-name="T5">(</text:span><text:span text:style-name="T11">0</text:span><text:span text:style-name="T5">, </text:span><text:span text:style-name="T11">3600</text:span><text:span text:style-name="T5">, </text:span><text:span text:style-name="T11">120</text:span><text:span text:style-name="T5">):</text:span></text:p>
      <text:p text:style-name="P11"><text:span text:style-name="T5"><text:s text:c="8"/></text:span><text:span text:style-name="T10">monitor</text:span><text:span text:style-name="T5">.</text:span><text:span text:style-name="T7">detect_intrusion</text:span><text:span text:style-name="T5">(</text:span><text:span text:style-name="T10">t</text:span><text:span text:style-name="T5">)</text:span></text:p>
      <text:p text:style-name="P4"/>
      <text:p text:style-name="P13"><text:bookmark text:name="_qy9ee0p86vw7"/><text:span text:style-name="T3">🛠️ Доповнення для Python Dev</text:span></text:p>
      <text:p text:style-name="P1"><text:span text:style-name="T2">Збереження історії подій у SQLite</text:span></text:p>
      <text:p text:style-name="P11"><text:span text:style-name="T4">import</text:span><text:span text:style-name="T5"> </text:span><text:span text:style-name="T6">sqlite3</text:span></text:p>
      <text:p text:style-name="P10"/>
      <text:p text:style-name="P11"><text:span text:style-name="T9">class</text:span><text:span text:style-name="T5"> </text:span><text:span text:style-name="T6">LightHistoryDB</text:span><text:span text:style-name="T5">:</text:span></text:p>
      <text:p text:style-name="P11"><text:span text:style-name="T5"><text:s text:c="4"/></text:span><text:span text:style-name="T9">def</text:span><text:span text:style-name="T5"> </text:span><text:span text:style-name="T7">__init__</text:span><text:span text:style-name="T5">(</text:span><text:span text:style-name="T10">self</text:span><text:span text:style-name="T5">, </text:span><text:span text:style-name="T10">db_name</text:span><text:span text:style-name="T12">=</text:span><text:span text:style-name="T13">"smart_home.db"</text:span><text:span text:style-name="T5">):</text:span></text:p>
      <text:p text:style-name="P11"><text:span text:style-name="T5"><text:s text:c="8"/></text:span><text:span text:style-name="T10">self</text:span><text:span text:style-name="T5">.</text:span><text:span text:style-name="T10">conn</text:span><text:span text:style-name="T5"> </text:span><text:span text:style-name="T12">=</text:span><text:span text:style-name="T5"> </text:span><text:span text:style-name="T6">sqlite3</text:span><text:span text:style-name="T5">.</text:span><text:span text:style-name="T7">connect</text:span><text:span text:style-name="T5">(</text:span><text:span text:style-name="T10">db_name</text:span><text:span text:style-name="T5">)</text:span></text:p>
      <text:p text:style-name="P11"><text:span text:style-name="T5"><text:s text:c="8"/></text:span><text:span text:style-name="T10">self</text:span><text:span text:style-name="T5">.</text:span><text:span text:style-name="T10">cursor</text:span><text:span text:style-name="T5"> </text:span><text:span text:style-name="T12">=</text:span><text:span text:style-name="T5"> </text:span><text:span text:style-name="T10">self</text:span><text:span text:style-name="T5">.</text:span><text:span text:style-name="T10">conn</text:span><text:span text:style-name="T5">.</text:span><text:span text:style-name="T7">cursor</text:span><text:span text:style-name="T5">()</text:span></text:p>
      <text:p text:style-name="P11"><text:span text:style-name="T5"><text:s text:c="8"/></text:span><text:span text:style-name="T10">self</text:span><text:span text:style-name="T5">.</text:span><text:span text:style-name="T10">cursor</text:span><text:span text:style-name="T5">.</text:span><text:span text:style-name="T7">execute</text:span><text:span text:style-name="T5">(</text:span></text:p>
      <text:p text:style-name="P11"><text:span text:style-name="T5"><text:s text:c="12"/></text:span><text:span text:style-name="T13">"""CREATE TABLE IF NOT EXISTS light_history (</text:span></text:p>
      <text:p text:style-name="P11"><text:span text:style-name="T13"><text:s text:c="16"/>id INTEGER PRIMARY KEY,</text:span></text:p>
      <text:p text:style-name="P11"><text:span text:style-name="T13"><text:s text:c="16"/>timestamp TEXT,</text:span></text:p>
      <text:p text:style-name="P11"><text:span text:style-name="T13"><text:s text:c="16"/>status TEXT</text:span></text:p>
      <text:p text:style-name="P11"><text:span text:style-name="T13"><text:s text:c="12"/>)"""</text:span></text:p>
      <text:p text:style-name="P11"><text:span text:style-name="T5"><text:s text:c="8"/>)</text:span></text:p>
      <text:p text:style-name="P11"><text:span text:style-name="T5"><text:s text:c="8"/></text:span><text:span text:style-name="T10">self</text:span><text:span text:style-name="T5">.</text:span><text:span text:style-name="T10">conn</text:span><text:span text:style-name="T5">.</text:span><text:span text:style-name="T7">commit</text:span><text:span text:style-name="T5">()</text:span></text:p>
      <text:p text:style-name="P10"/>
      <text:p text:style-name="P11"><text:span text:style-name="T5"><text:s text:c="4"/></text:span><text:span text:style-name="T9">def</text:span><text:span text:style-name="T5"> </text:span><text:span text:style-name="T7">add_entry</text:span><text:span text:style-name="T5">(</text:span><text:span text:style-name="T10">self</text:span><text:span text:style-name="T5">, </text:span><text:span text:style-name="T10">timestamp</text:span><text:span text:style-name="T5">, </text:span><text:span text:style-name="T10">status</text:span><text:span text:style-name="T5">):</text:span></text:p>
      <text:p text:style-name="P11"><text:span text:style-name="T5"><text:s text:c="8"/></text:span><text:span text:style-name="T10">self</text:span><text:span text:style-name="T5">.</text:span><text:span text:style-name="T10">cursor</text:span><text:span text:style-name="T5">.</text:span><text:span text:style-name="T7">execute</text:span><text:span text:style-name="T5">(</text:span><text:span text:style-name="T13">"INSERT INTO light_history (timestamp, status) VALUES (?, ?)"</text:span><text:span text:style-name="T5">, (</text:span><text:span text:style-name="T10">timestamp</text:span><text:span text:style-name="T5">, </text:span><text:span text:style-name="T10">status</text:span><text:span text:style-name="T5">))</text:span></text:p>
      <text:p text:style-name="P11"><text:span text:style-name="T5"><text:s text:c="8"/></text:span><text:span text:style-name="T10">self</text:span><text:span text:style-name="T5">.</text:span><text:span text:style-name="T10">conn</text:span><text:span text:style-name="T5">.</text:span><text:span text:style-name="T7">commit</text:span><text:span text:style-name="T5">()</text:span></text:p>
      <text:p text:style-name="P10"/>
      <text:p text:style-name="P11"><text:soft-page-break/><text:span text:style-name="T5"><text:s text:c="4"/></text:span><text:span text:style-name="T9">def</text:span><text:span text:style-name="T5"> </text:span><text:span text:style-name="T7">fetch_all</text:span><text:span text:style-name="T5">(</text:span><text:span text:style-name="T10">self</text:span><text:span text:style-name="T5">):</text:span></text:p>
      <text:p text:style-name="P11"><text:span text:style-name="T5"><text:s text:c="8"/></text:span><text:span text:style-name="T10">self</text:span><text:span text:style-name="T5">.</text:span><text:span text:style-name="T10">cursor</text:span><text:span text:style-name="T5">.</text:span><text:span text:style-name="T7">execute</text:span><text:span text:style-name="T5">(</text:span><text:span text:style-name="T13">"SELECT * FROM light_history"</text:span><text:span text:style-name="T5">)</text:span></text:p>
      <text:p text:style-name="P11"><text:span text:style-name="T5"><text:s text:c="8"/></text:span><text:span text:style-name="T4">return</text:span><text:span text:style-name="T5"> </text:span><text:span text:style-name="T10">self</text:span><text:span text:style-name="T5">.</text:span><text:span text:style-name="T10">cursor</text:span><text:span text:style-name="T5">.</text:span><text:span text:style-name="T7">fetchall</text:span><text:span text:style-name="T5">()</text:span></text:p>
      <text:p text:style-name="P10"/>
      <text:p text:style-name="P11"><text:span text:style-name="T4">if</text:span><text:span text:style-name="T5"> </text:span><text:span text:style-name="T10">__name__</text:span><text:span text:style-name="T5"> </text:span><text:span text:style-name="T12">==</text:span><text:span text:style-name="T5"> </text:span><text:span text:style-name="T13">"__main__"</text:span><text:span text:style-name="T5">:</text:span></text:p>
      <text:p text:style-name="P11"><text:span text:style-name="T5"><text:s text:c="4"/></text:span><text:span text:style-name="T10">db</text:span><text:span text:style-name="T5"> </text:span><text:span text:style-name="T12">=</text:span><text:span text:style-name="T5"> </text:span><text:span text:style-name="T6">LightHistoryDB</text:span><text:span text:style-name="T5">()</text:span></text:p>
      <text:p text:style-name="P11"><text:span text:style-name="T5"><text:s text:c="4"/></text:span><text:span text:style-name="T10">db</text:span><text:span text:style-name="T5">.</text:span><text:span text:style-name="T7">add_entry</text:span><text:span text:style-name="T5">(</text:span><text:span text:style-name="T13">"2025-03-25 12:30:00"</text:span><text:span text:style-name="T5">, </text:span><text:span text:style-name="T13">"ON"</text:span><text:span text:style-name="T5">)</text:span></text:p>
      <text:p text:style-name="P11"><text:span text:style-name="T5"><text:s text:c="4"/></text:span><text:span text:style-name="T10">db</text:span><text:span text:style-name="T5">.</text:span><text:span text:style-name="T7">add_entry</text:span><text:span text:style-name="T5">(</text:span><text:span text:style-name="T13">"2025-03-25 12:35:00"</text:span><text:span text:style-name="T5">, </text:span><text:span text:style-name="T13">"OFF"</text:span><text:span text:style-name="T5">)</text:span></text:p>
      <text:p text:style-name="P11"><text:span text:style-name="T5"><text:s text:c="4"/></text:span><text:span text:style-name="T7">print</text:span><text:span text:style-name="T5">(</text:span><text:span text:style-name="T13">"📜 Історія подій:"</text:span><text:span text:style-name="T5">, </text:span><text:span text:style-name="T10">db</text:span><text:span text:style-name="T5">.</text:span><text:span text:style-name="T7">fetch_all</text:span><text:span text:style-name="T5">())</text:span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14" meta:word-count="479" meta:character-count="4365" meta:non-whitespace-character-count="3469"/>
    <meta:generator>LibreOfficeDev/6.0.5.2$Linux_X86_64 LibreOffice_project/</meta:generator>
  </office:meta>
</office:document-meta>
</file>